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434fb" officeooo:paragraph-rsid="001434fb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434fb" officeooo:paragraph-rsid="001434fb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472e2" officeooo:paragraph-rsid="001472e2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543d5" officeooo:paragraph-rsid="001543d5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59b17" officeooo:paragraph-rsid="00159b1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8e179" officeooo:paragraph-rsid="0018e179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c3860" officeooo:paragraph-rsid="001c3860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434fb" officeooo:paragraph-rsid="001434fb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434fb" officeooo:paragraph-rsid="001434f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59b17" officeooo:paragraph-rsid="00159b17"/>
    </style:style>
    <style:style style:name="T1" style:family="text">
      <style:text-properties officeooo:rsid="0016b006"/>
    </style:style>
    <style:style style:name="T2" style:family="text">
      <style:text-properties officeooo:rsid="00173e0c"/>
    </style:style>
    <style:style style:name="T3" style:family="text">
      <style:text-properties officeooo:rsid="00186264"/>
    </style:style>
    <style:style style:name="T4" style:family="text">
      <style:text-properties officeooo:rsid="0018e179"/>
    </style:style>
    <style:style style:name="T5" style:family="text">
      <style:text-properties officeooo:rsid="0019c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’écriture web</text:p>
      <text:p text:style-name="P1"/>
      <text:p text:style-name="P9">1. Qualité du contenu et SEO</text:p>
      <text:p text:style-name="P2"/>
      <text:p text:style-name="P2">⇒ Être lu par un moteur de recherche</text:p>
      <text:p text:style-name="P2"><text:tab/>⇒ être bien référencé</text:p>
      <text:p text:style-name="P2"/>
      <text:p text:style-name="P2">⇒ Être li par un humain</text:p>
      <text:p text:style-name="P2"><text:tab/>⇒ Attentes, questions, peu de temps</text:p>
      <text:p text:style-name="P2"/>
      <text:p text:style-name="P2">⇒ Miser sur :</text:p>
      <text:p text:style-name="P2"><text:tab/>⇒ Clarté</text:p>
      <text:p text:style-name="P2"><text:tab/>⇒ Concision du message</text:p>
      <text:p text:style-name="P2"><text:tab/>⇒ Respect des règles de l’expression</text:p>
      <text:p text:style-name="P2"/>
      <text:p text:style-name="P3">⇒ 2 façons de remonter dans les moteurs de recherche :</text:p>
      <text:p text:style-name="P3"><text:tab/>⇒ De façon payante (SEM – search engine marketing)</text:p>
      <text:p text:style-name="P3"><text:tab/>⇒ De façon naturelle (SEO – search engine optimization)</text:p>
      <text:p text:style-name="P3"/>
      <text:p text:style-name="P4">⇒ + de 200 facteurs pris en compte pour le SEO</text:p>
      <text:p text:style-name="P4">⇒ 4 points clés :</text:p>
      <text:p text:style-name="P4"><text:tab/>⇒ Réputation (35-45%)</text:p>
      <text:p text:style-name="P4"><text:tab/>⇒ Contenu (25-35%)</text:p>
      <text:p text:style-name="P4"><text:tab/>⇒ Technique (15-20%)</text:p>
      <text:p text:style-name="P4"><text:tab/>⇒ Performance et U/X (5-10%)</text:p>
      <text:p text:style-name="P4"/>
      <text:p text:style-name="P10">2. Préparation de la rédaction</text:p>
      <text:p text:style-name="P5"/>
      <text:p text:style-name="P5">⇒ 4 objectifs :</text:p>
      <text:p text:style-name="P5"><text:tab/>⇒ Site web pour développer la visibilité</text:p>
      <text:p text:style-name="P5"><text:tab/><text:tab/>⇒ Lié la visibilité du contenu et sa capacité à engager les internautes<text:tab/></text:p>
      <text:p text:style-name="P5"><text:tab/><text:span text:style-name="T1">⇒ Générer du trafic qualifié</text:span></text:p>
      <text:p text:style-name="P5"><text:tab/><text:span text:style-name="T2">⇒ Répondre rapidement à un besoin spécifique</text:span></text:p>
      <text:p text:style-name="P5"><text:tab/><text:span text:style-name="T3">⇒ Inciter le lecteur à lire, à acheter, à commander… </text:span></text:p>
      <text:p text:style-name="P5"/>
      <text:p text:style-name="P5">⇒ Comprendre son persona <text:span text:style-name="T4">(=client type) et ses besoins</text:span></text:p>
      <text:p text:style-name="P6"><text:tab/>⇒Persona = personnage imaginaire</text:p>
      <text:p text:style-name="P6"><text:tab/><text:tab/>⇒ Représente un groupe, une communauté dans le cadre du développement</text:p>
      <text:p text:style-name="P6"><text:tab/><text:span text:style-name="T5">⇒ Établir une fiche identité pour le cerner</text:span></text:p>
      <text:p text:style-name="P6"/>
      <text:p text:style-name="P7">⇒ Savoir que mettre en évidence dans son texte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5:10:18.287116798</meta:creation-date>
    <dc:date>2023-11-07T15:28:42.826974431</dc:date>
    <meta:editing-duration>PT18M19S</meta:editing-duration>
    <meta:editing-cycles>12</meta:editing-cycles>
    <meta:generator>LibreOffice/7.6.2.1$Linux_X86_64 LibreOffice_project/60$Build-1</meta:generator>
    <meta:document-statistic meta:table-count="0" meta:image-count="0" meta:object-count="0" meta:page-count="1" meta:paragraph-count="31" meta:word-count="197" meta:character-count="1092" meta:non-whitespace-character-count="901"/>
  </office:meta>
</office:document-meta>
</file>